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89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1.36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3" table:style-name="ta1">
        <table:shapes>
          <draw:frame draw:z-index="0" draw:style-name="gr1" draw:text-style-name="P1" svg:width="15.999cm" svg:height="8.999cm" svg:x="10.5cm" svg:y="4.489cm">
            <draw:object draw:notify-on-update-of-ranges="results3.B2:results3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</table:table-row>
        <table:table-row table:style-name="ro1">
          <table:table-cell office:value-type="string" calcext:value-type="string">
            <text:p>u-ch427-n1280-ens00</text:p>
          </table:table-cell>
          <table:table-cell office:value-type="float" office:value="1669.93" calcext:value-type="float">
            <text:p>1669.9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22-02-27T16:51:35Z</text:p>
          </table:table-cell>
          <table:table-cell office:value-type="string" calcext:value-type="string">
            <text:p>2022-02-27T16:54:16Z</text:p>
          </table:table-cell>
          <table:table-cell office:value-type="string" calcext:value-type="string">
            <text:p>2022-02-27T17:22:36Z</text:p>
          </table:table-cell>
          <table:table-cell office:value-type="string" calcext:value-type="string">
            <text:p>SUCCEEDED</text:p>
          </table:table-cell>
          <table:table-cell office:value-type="float" office:value="1166782" calcext:value-type="float">
            <text:p>1166782</text:p>
          </table:table-cell>
          <table:table-cell office:value-type="float" office:value="248480" calcext:value-type="float">
            <text:p>248480</text:p>
          </table:table-cell>
          <table:table-cell office:value-type="float" office:value="485.966" calcext:value-type="float">
            <text:p>485.966</text:p>
          </table:table-cell>
          <table:table-cell office:value-type="float" office:value="1.731" calcext:value-type="float">
            <text:p>1.731</text:p>
          </table:table-cell>
          <table:table-cell office:value-type="float" office:value="1.737" calcext:value-type="float">
            <text:p>1.737</text:p>
          </table:table-cell>
        </table:table-row>
        <table:table-row table:style-name="ro1">
          <table:table-cell office:value-type="string" calcext:value-type="string">
            <text:p>u-ch427-n1280-ens01</text:p>
          </table:table-cell>
          <table:table-cell office:value-type="float" office:value="6705.06" calcext:value-type="float">
            <text:p>6705.0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2-03-06T13:38:26Z</text:p>
          </table:table-cell>
          <table:table-cell office:value-type="string" calcext:value-type="string">
            <text:p>2022-03-06T14:02:10Z</text:p>
          </table:table-cell>
          <table:table-cell office:value-type="string" calcext:value-type="string">
            <text:p>2022-03-06T16:57:40Z</text:p>
          </table:table-cell>
          <table:table-cell office:value-type="string" calcext:value-type="string">
            <text:p>SUCCEEDED</text:p>
          </table:table-cell>
          <table:table-cell office:value-type="float" office:value="1207296" calcext:value-type="float">
            <text:p>1207296</text:p>
          </table:table-cell>
          <table:table-cell office:value-type="float" office:value="30658" calcext:value-type="float">
            <text:p>30658</text:p>
          </table:table-cell>
          <table:table-cell office:value-type="float" office:value="493.433" calcext:value-type="float">
            <text:p>493.433</text:p>
          </table:table-cell>
          <table:table-cell office:value-type="float" office:value="5.447" calcext:value-type="float">
            <text:p>5.447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string" calcext:value-type="string">
            <text:p>u-ch427-n1280-ens02</text:p>
          </table:table-cell>
          <table:table-cell office:value-type="float" office:value="7188.63" calcext:value-type="float">
            <text:p>7188.6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022-03-06T23:01:46Z</text:p>
          </table:table-cell>
          <table:table-cell office:value-type="string" calcext:value-type="string">
            <text:p>2022-03-07T00:12:38Z</text:p>
          </table:table-cell>
          <table:table-cell office:value-type="string" calcext:value-type="string">
            <text:p>2022-03-07T02:49:58Z</text:p>
          </table:table-cell>
          <table:table-cell office:value-type="string" calcext:value-type="string">
            <text:p>SUCCEEDED</text:p>
          </table:table-cell>
          <table:table-cell office:value-type="float" office:value="1208460" calcext:value-type="float">
            <text:p>1208460</text:p>
          </table:table-cell>
          <table:table-cell office:value-type="float" office:value="216222" calcext:value-type="float">
            <text:p>216222</text:p>
          </table:table-cell>
          <table:table-cell office:value-type="float" office:value="468.932" calcext:value-type="float">
            <text:p>468.932</text:p>
          </table:table-cell>
          <table:table-cell office:value-type="float" office:value="3.268" calcext:value-type="float">
            <text:p>3.268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u-ch427-n1280-ens03</text:p>
          </table:table-cell>
          <table:table-cell office:value-type="float" office:value="6722.81" calcext:value-type="float">
            <text:p>6722.8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2022-03-13T14:25:16Z</text:p>
          </table:table-cell>
          <table:table-cell office:value-type="string" calcext:value-type="string">
            <text:p>2022-03-13T14:49:10Z</text:p>
          </table:table-cell>
          <table:table-cell office:value-type="string" calcext:value-type="string">
            <text:p>2022-03-13T17:36:21Z</text:p>
          </table:table-cell>
          <table:table-cell office:value-type="string" calcext:value-type="string">
            <text:p>SUCCEEDED</text:p>
          </table:table-cell>
          <table:table-cell office:value-type="float" office:value="1246847" calcext:value-type="float">
            <text:p>1246847</text:p>
          </table:table-cell>
          <table:table-cell office:value-type="float" office:value="140666" calcext:value-type="float">
            <text:p>140666</text:p>
          </table:table-cell>
          <table:table-cell office:value-type="float" office:value="450.813" calcext:value-type="float">
            <text:p>450.813</text:p>
          </table:table-cell>
          <table:table-cell office:value-type="float" office:value="3.261" calcext:value-type="float">
            <text:p>3.261</text:p>
          </table:table-cell>
          <table:table-cell office:value-type="float" office:value="3.152" calcext:value-type="float">
            <text:p>3.152</text:p>
          </table:table-cell>
        </table:table-row>
        <table:table-row table:style-name="ro1">
          <table:table-cell office:value-type="string" calcext:value-type="string">
            <text:p>u-ch427-n1280-ens04</text:p>
          </table:table-cell>
          <table:table-cell office:value-type="float" office:value="6211.27" calcext:value-type="float">
            <text:p>6211.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2022-03-13T14:25:24Z</text:p>
          </table:table-cell>
          <table:table-cell office:value-type="string" calcext:value-type="string">
            <text:p>2022-03-13T15:39:41Z</text:p>
          </table:table-cell>
          <table:table-cell office:value-type="string" calcext:value-type="string">
            <text:p>2022-03-13T18:02:53Z</text:p>
          </table:table-cell>
          <table:table-cell office:value-type="string" calcext:value-type="string">
            <text:p>SUCCEEDED</text:p>
          </table:table-cell>
          <table:table-cell office:value-type="float" office:value="1246848" calcext:value-type="float">
            <text:p>1246848</text:p>
          </table:table-cell>
          <table:table-cell office:value-type="float" office:value="147653" calcext:value-type="float">
            <text:p>147653</text:p>
          </table:table-cell>
          <table:table-cell office:value-type="float" office:value="483.826" calcext:value-type="float">
            <text:p>483.826</text:p>
          </table:table-cell>
          <table:table-cell office:value-type="float" office:value="3.665" calcext:value-type="float">
            <text:p>3.665</text:p>
          </table:table-cell>
          <table:table-cell office:value-type="float" office:value="3.177" calcext:value-type="float">
            <text:p>3.177</text:p>
          </table:table-cell>
        </table:table-row>
        <table:table-row table:style-name="ro1">
          <table:table-cell office:value-type="string" calcext:value-type="string">
            <text:p>u-ch427-n1280-ens05</text:p>
          </table:table-cell>
          <table:table-cell office:value-type="float" office:value="8880.07" calcext:value-type="float">
            <text:p>8880.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2022-03-13T21:44:11Z</text:p>
          </table:table-cell>
          <table:table-cell table:number-columns-repeated="3"/>
          <table:table-cell office:value-type="float" office:value="1248404" calcext:value-type="float">
            <text:p>1248404</text:p>
          </table:table-cell>
          <table:table-cell/>
          <table:table-cell office:value-type="float" office:value="471.801" calcext:value-type="float">
            <text:p>471.801</text:p>
          </table:table-cell>
          <table:table-cell office:value-type="float" office:value="3.284" calcext:value-type="float">
            <text:p>3.284</text:p>
          </table:table-cell>
          <table:table-cell office:value-type="float" office:value="3.178" calcext:value-type="float">
            <text:p>3.178</text:p>
          </table:table-cell>
        </table:table-row>
        <table:table-row table:style-name="ro1">
          <table:table-cell office:value-type="string" calcext:value-type="string">
            <text:p>u-ch427-n1280-ens06</text:p>
          </table:table-cell>
          <table:table-cell office:value-type="float" office:value="7196.9" calcext:value-type="float">
            <text:p>7196.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2022-03-13T14:25:46Z</text:p>
          </table:table-cell>
          <table:table-cell office:value-type="string" calcext:value-type="string">
            <text:p>2022-03-13T18:03:37Z</text:p>
          </table:table-cell>
          <table:table-cell office:value-type="string" calcext:value-type="string">
            <text:p>2022-03-13T20:51:07Z</text:p>
          </table:table-cell>
          <table:table-cell office:value-type="string" calcext:value-type="string">
            <text:p>SUCCEEDED</text:p>
          </table:table-cell>
          <table:table-cell office:value-type="float" office:value="1246851" calcext:value-type="float">
            <text:p>1246851</text:p>
          </table:table-cell>
          <table:table-cell office:value-type="float" office:value="40508" calcext:value-type="float">
            <text:p>40508</text:p>
          </table:table-cell>
          <table:table-cell office:value-type="float" office:value="468.712" calcext:value-type="float">
            <text:p>468.712</text:p>
          </table:table-cell>
          <table:table-cell office:value-type="float" office:value="3.548" calcext:value-type="float">
            <text:p>3.548</text:p>
          </table:table-cell>
          <table:table-cell office:value-type="float" office:value="3.141" calcext:value-type="float">
            <text:p>3.1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4T00:01:50.205194091</dc:date>
    <meta:editing-duration>PT9M21S</meta:editing-duration>
    <meta:editing-cycles>1</meta:editing-cycles>
    <meta:document-statistic meta:table-count="1" meta:cell-count="11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38cm" svg:y="0.316cm" chart:style-name="ch2">
          <text:p>n1280 - ensembles</text:p>
        </chart:title>
        <chart:plot-area chart:style-name="ch3" table:cell-range-address="results3.B2:results3.B8" svg:x="0.32cm" svg:y="1.275cm" svg:width="15.36cm" svg:height="7.545cm">
          <chartooo:coordinate-region svg:x="1.497cm" svg:y="1.474cm" svg:width="14.18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3.B2:results3.B8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69.93">
                <text:p>1669.93</text:p>
                <draw:g>
                  <svg:desc>results3.B2:results3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05.06">
                <text:p>6705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88.63">
                <text:p>7188.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22.81">
                <text:p>6722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11.27">
                <text:p>6211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80.07">
                <text:p>8880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96.9">
                <text:p>719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